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style:style>
    <style:style style:name="P28" style:family="paragraph" style:parent-style-name="Standard" style:list-style-name="WWNum2">
      <style:paragraph-properties fo:margin-left="1in" fo:margin-right="0in" fo:margin-top="0in" fo:margin-bottom="0in" loext:contextual-spacing="false" fo:text-indent="-0.25in" style:auto-text-indent="false"/>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Sistemes de gestió empresarial</text:span><text:span text:style-name="T2"><text:line-break/></text:span><text:span text:style-name="T3">UD 04. (Presencial) Activitats a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tzat octubre 2021</text:span></text:p>
      <text:p text:style-name="P4"><text:span text:style-name="T6">Llicència</text:span></text:p>
      <text:p text:style-name="P6"/>
      <text:p text:style-name="P5"><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l llarg d'aquest tema s'utilitzaran diferents símbols per distingir elements importants dins del contingut. Aquests símbols són:</text:p>
      <text:p text:style-name="P7"/>
      <text:p text:style-name="P9"><text:span text:style-name="T10"><text:s/>📖 </text:span><text:span text:style-name="T11">Important</text:span></text:p>
      <text:p text:style-name="P10"/>
      <text:p text:style-name="P9"><text:span text:style-name="T12"><text:s/>❕</text:span><text:span text:style-name="T13"> </text:span><text:span text:style-name="T11">Atenció</text:span></text:p>
      <text:p text:style-name="P10"/>
      <text:p text:style-name="P9"><text:span text:style-name="T10"><text:s/>💬</text:span> <text:span text:style-name="T11">Interessant</text:span></text:p>
      <text:p text:style-name="P11"><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soft-page-break/><text:a xlink:type="simple" xlink:href="#_dbh0n1vac4c8" text:style-name="Index_20_Link" text:visited-style-name="Index_20_Link"><text:span text:style-name="T18">Data d’entrega</text:span></text:a><text:span text:style-name="T18"><text:tab/>3</text:span></text:p>
          <text:p text:style-name="P13"><text:a xlink:type="simple" xlink:href="#_9maybllx2a09" text:style-name="Index_20_Link" text:visited-style-name="Index_20_Link"><text:span text:style-name="T18">Observacions prèvies a la realització de la tasca avaluables</text:span></text:a><text:span text:style-name="T18"><text:tab/>3</text:span></text:p>
          <text:p text:style-name="P13"><text:a xlink:type="simple" xlink:href="#_i8xr8gmsrami" text:style-name="Index_20_Link" text:visited-style-name="Index_20_Link"><text:span text:style-name="T9">Activitat 01</text:span></text:a><text:span text:style-name="T9"><text:tab/>3</text:span></text:p>
          <text:p text:style-name="P13"><text:a xlink:type="simple" xlink:href="#_v7w5bwwvpyxu" text:style-name="Index_20_Link" text:visited-style-name="Index_20_Link"><text:span text:style-name="T9">Activitat 02</text:span></text:a><text:span text:style-name="T9"><text:tab/>3</text:span></text:p>
          <text:p text:style-name="P14"><text:a xlink:type="simple" xlink:href="#_jv6ohtebg4id" text:style-name="Index_20_Link" text:visited-style-name="Index_20_Link"><text:span text:style-name="T9">Activitat 03</text:span></text:a><text:span text:style-name="T9"><text:tab/>4</text:span></text:p>
        </text:index-body>
      </text:table-of-content>
      <text:p text:style-name="P15"/>
      <text:p text:style-name="P15"/>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9"><text:span text:style-name="T15">UD04. Activitats avaluables (Presencial)</text:span></text:p>
      <text:list xml:id="list3687258019" text:style-name="WWNum3">
        <text:list-item>
          <text:p text:style-name="P30"><text:bookmark text:name="_dbh0n1vac4c8"/>Data d’entrega</text:p>
        </text:list-item>
      </text:list>
      <text:p text:style-name="Standard"><text:span text:style-name="T11">Data límit d'entrega: </text:span><text:span text:style-name="T19">Dimencres 20 d’octubre a les 14:00.</text:span></text:p>
      <text:p text:style-name="Standard"><text:soft-page-break/>L’activitat serà avaluada quan haja passat la data límit d’entrega.</text:p>
      <text:p text:style-name="P24"><text:span text:style-name="T12"><text:s/>❕</text:span><text:span text:style-name="T13"> </text:span><text:span text:style-name="T11">Atenció: </text:span>la data d’entrega no és prorrogable. Si no entregues en temps, la qualificació serà 0.</text:p>
      <text:list xml:id="list153158247383700" text:continue-numbering="true" text:style-name="WWNum3">
        <text:list-item>
          <text:p text:style-name="P30"><text:bookmark text:name="_9maybllx2a09"/>Observacions prèvies a la realització de la tasca avaluables</text:p>
        </text:list-item>
      </text:list>
      <text:list xml:id="list670598854" text:style-name="WWNum2">
        <text:list-item>
          <text:p text:style-name="P25">Per a lliurar les imatges dels contenidors, has d’utilitzar el repositori de “Docker Hub”.</text:p>
          <text:list>
            <text:list-item>
              <text:p text:style-name="P28">Les imatges dels contenidors han de ser privades.</text:p>
            </text:list-item>
          </text:list>
        </text:list-item>
        <text:list-item>
          <text:p text:style-name="P26">Has d’utilitzar el repositori Github creat per lliurar treballs del mòdul. Recordeu que el repositori de Github:</text:p>
          <text:list>
            <text:list-item>
              <text:p text:style-name="P28">És un lloc de treball. Es valorarà si s’ha utilitzat correctament (pujant versions i no actuant únicament com un lloc on lliurar la tasca).</text:p>
            </text:list-item>
            <text:list-item>
              <text:p text:style-name="P28">És molt important que el repositori siga privat, per tal d’evitar una hipotètica còpia d’altres alumnes.</text:p>
            </text:list-item>
            <text:list-item>
              <text:p text:style-name="P28">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28">El repositori és un portfolio i no "un lloc on entregar la pràctica". Faciliteu la lectura pujant el document en PDF mínim (a més, podeu pujar en ODT, DOCX, etc.). No fiqueu el document en un ".zip" o ".rar".</text:p>
            </text:list-item>
          </text:list>
        </text:list-item>
        <text:list-item>
          <text:p text:style-name="P26">Quan s’entreguen documents, aquests han de tindre una bona presentació. Encara que siga xicotet, ha de tindre portada, índex, capçalera, peu de pàgina (amb nombre de pàgina), a més de ser coherent en estil.</text:p>
        </text:list-item>
        <text:list-item>
          <text:p text:style-name="P26">Quan s’entregue fitxers amb codi han d’estar correctament formatats i abundantment comentats. </text:p>
          <text:list>
            <text:list-item>
              <text:p text:style-name="P28"><text:span text:style-name="T11">Nota</text:span>: podeu fer els comentaris a la llengua que vulgueu.</text:p>
            </text:list-item>
          </text:list>
        </text:list-item>
      </text:list>
      <text:list xml:id="list2845043864" text:style-name="WWNum1">
        <text:list-item>
          <text:p text:style-name="P27">Les parts de redactat de l’activitat han de fer-se en valencià. No serem molt estrictes en gramàtica i ortografia, però almenys heu d’intentar fer-ho bé.</text:p>
        </text:list-item>
      </text:list>
      <text:p text:style-name="Standard"/>
      <text:p text:style-name="P24"><text:span text:style-name="T12"><text:s/>❕</text:span><text:span text:style-name="T13"> </text:span><text:span text:style-name="T11">Atenció: </text:span>no complir aquestes consideracions pot reduir la nota fins a 3 punts.</text:p>
      <text:list xml:id="list153159249859529" text:continue-list="list153158247383700" text:style-name="WWNum3">
        <text:list-item>
          <text:p text:style-name="P30"><text:bookmark text:name="_i8xr8gmsrami"/>Activitat 01</text:p>
        </text:list-item>
      </text:list>
      <text:p text:style-name="P10">Posa en marxa fent servir Odoo el cas pràctic desenvolupat durant la unitat 04. Hauràs de lliurar un document on es facen captures demostrant el funcionament de tots els mòduls introduïts i explicant quina funció estan exercint.</text:p>
      <text:list xml:id="list153159824046433" text:continue-numbering="true" text:style-name="WWNum3">
        <text:list-item>
          <text:p text:style-name="P29"><text:bookmark text:name="_v7w5bwwvpyxu"/>Activitat 02</text:p>
        </text:list-item>
      </text:list>
      <text:p text:style-name="Standard">Insta-la un mòdul que en el cas pràctic de la unitat 4 s’identifica com “Altres mòduls interessants”. Fes una captura que demostre el seu funcionament i explica quina funció està exercint.</text:p>
      <text:list xml:id="list153159263988723" text:continue-numbering="true" text:style-name="WWNum3">
        <text:list-item>
          <text:p text:style-name="P29"><text:bookmark text:name="_jv6ohtebg4id"/>Activitat 03</text:p>
        </text:list-item>
      </text:list>
      <text:p text:style-name="Standard">Fes una captura demostrant com fas utilitzant la consola una còpia de seguretat de la base de dades d’Odoo i del fitxer de configuració “odoo.con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4. Activitats avaluables</text:span></text:p>
      </style:header>
      <style:footer>
        <text:p text:style-name="MP4"><text:span text:style-name="MT1">Sistemes de gestió empresarial<text:tab/><text:tab/>UD04 - Pà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543" meta:character-count="3287" meta:non-whitespace-character-count="2793"/>
    <meta:generator>LibreOfficeDev/6.0.5.2$Linux_X86_64 LibreOffice_project/</meta:generator>
  </office:meta>
</office:document-meta>
</file>